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968D21B43B.png"/>
  <manifest:file-entry manifest:media-type="" manifest:full-path="Pictures/2000000700003B8900003256DC9235D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016cm" fo:margin-left="0cm" fo:margin-right="-0.016cm" table:align="margins"/>
    </style:style>
    <style:style style:name="Tabla1.A" style:family="table-column">
      <style:table-column-properties style:column-width="4.433cm" style:rel-column-width="19345*"/>
    </style:style>
    <style:style style:name="Tabla1.B" style:family="table-column">
      <style:table-column-properties style:column-width="5.092cm" style:rel-column-width="22224*"/>
    </style:style>
    <style:style style:name="Tabla1.C" style:family="table-column">
      <style:table-column-properties style:column-width="5.491cm" style:rel-column-width="23966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4.498cm" table:align="left"/>
    </style:style>
    <style:style style:name="Tabla2.A" style:family="table-column">
      <style:table-column-properties style:column-width="4.498cm"/>
    </style:style>
    <style:style style:name="Tabla2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5pt" fo:font-weight="bold" style:font-size-asian="25pt" style:font-weight-asian="bold" style:font-size-complex="25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6">S.I.G.A.T.</text:p>
      <text:p text:style-name="P4">Base de datos</text:p>
      <text:p text:style-name="P2">T.I.L.F.A.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Rol</text:p>
          </table:table-cell>
          <table:table-cell table:style-name="Tabla1.A1" office:value-type="string">
            <text:p text:style-name="P10">Nombre</text:p>
          </table:table-cell>
          <table:table-cell table:style-name="Tabla1.C1" office:value-type="string">
            <text:p text:style-name="P10">Apellido</text:p>
          </table:table-cell>
        </table:table-row>
        <table:table-row>
          <table:table-cell table:style-name="Tabla1.A2" office:value-type="string">
            <text:p text:style-name="P10">Coordinador</text:p>
          </table:table-cell>
          <table:table-cell table:style-name="Tabla1.A2" office:value-type="string">
            <text:p text:style-name="P10">Franco</text:p>
          </table:table-cell>
          <table:table-cell table:style-name="Tabla1.C2" office:value-type="string">
            <text:p text:style-name="P10">Delbono</text:p>
          </table:table-cell>
        </table:table-row>
        <table:table-row>
          <table:table-cell table:style-name="Tabla1.A2" office:value-type="string">
            <text:p text:style-name="P10">Sub coordinador</text:p>
          </table:table-cell>
          <table:table-cell table:style-name="Tabla1.A2" office:value-type="string">
            <text:p text:style-name="P10">Amilcar</text:p>
          </table:table-cell>
          <table:table-cell table:style-name="Tabla1.C2" office:value-type="string">
            <text:p text:style-name="P10">Paz</text:p>
          </table:table-cell>
        </table:table-row>
        <table:table-row>
          <table:table-cell table:style-name="Tabla1.A2" office:value-type="string">
            <text:p text:style-name="P10">Integrante</text:p>
          </table:table-cell>
          <table:table-cell table:style-name="Tabla1.A2" office:value-type="string">
            <text:p text:style-name="P10">Leandro</text:p>
          </table:table-cell>
          <table:table-cell table:style-name="Tabla1.C2" office:value-type="string">
            <text:p text:style-name="P10">Rodriguez</text:p>
          </table:table-cell>
        </table:table-row>
      </table:table>
      <text:p text:style-name="P2"/>
      <text:p text:style-name="P5">Docente: Rosa Nieves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1">Fecha de culminacion</text:p>
            <text:p text:style-name="P11"><text:s text:c="8"/>11/7/2016</text:p>
          </table:table-cell>
        </table:table-row>
      </table:table>
      <text:p text:style-name="P5"/>
      <text:p text:style-name="P7">Primera entreg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DER</text:p>
      <text:p text:style-name="P8"><draw:frame draw:style-name="fr2" draw:name="gráficos2" text:anchor-type="paragraph" svg:width="15cm" svg:height="12.681cm" draw:z-index="5"><draw:image xlink:href="Pictures/2000000700003B8900003256DC9235D4.svm" xlink:type="simple" xlink:show="embed" xlink:actuate="onLoad"/></draw:frame>Atributos:</text:p>
      <text:p text:style-name="P8">-Cooperativa(<text:span text:style-name="T3">NombreCoperativa</text:span>)</text:p>
      <text:p text:style-name="P8">-Tambo(<text:span text:style-name="T3">NombreTambo</text:span><text:span text:style-name="T4">; Ubicacion</text:span>)</text:p>
      <text:p text:style-name="P8">-Animal(<text:span text:style-name="T3">IDAnimal</text:span>; Fecha de nacimiento; Denticion; Estado; ID de Padres; Fecha de muerte; Raza; Sexo)</text:p>
      <text:p text:style-name="P8">-Estado de salud(<text:span text:style-name="T3">Fecha de revision</text:span><text:span text:style-name="T4">; </text:span>Estado de salud; Medicamentos; Enfermedad)</text:p>
      <text:p text:style-name="P8">-Toro( )</text:p>
      <text:p text:style-name="P8">-Vaca(EstadoVaca; Cantidad de pariciones)</text:p>
      <text:p text:style-name="P8">-Cria(EstadoCria; Fecha de ingreso al campo de recria; Fecha de salida del campo de recria)</text:p>
      <text:p text:style-name="P8">-Monta(Fecha)</text:p>
      <text:p text:style-name="P8">-Lote(<text:span text:style-name="T3">Numero de lote; </text:span>)</text:p>
      <text:p text:style-name="P8">-Leche(<text:span text:style-name="T3">Fecha y hora</text:span><text:span text:style-name="T4">; Litros; Parametros; Observaciones</text:span>)</text:p>
      <text:p text:style-name="P8"/>
      <text:p text:style-name="P8"><text:soft-page-break/></text:p>
      <text:p text:style-name="P3">Pasaje a tablas</text:p>
      <text:p text:style-name="P8"/>
      <text:list xml:id="list8864252198168990545" text:style-name="L1">
        <text:list-item>
          <text:p text:style-name="P12"><text:span text:style-name="T5">Cooperativa (</text:span><text:span text:style-name="T6">NombreCoperativa</text:span><text:span text:style-name="T5">)</text:span></text:p>
        </text:list-item>
        <text:list-item>
          <text:p text:style-name="P12"><text:span text:style-name="T5">Tambo (</text:span><text:span text:style-name="T6">NombreTambo</text:span><text:span text:style-name="T7">; NombreCooperativa; Ubicacion</text:span><text:span text:style-name="T5">)</text:span></text:p>
        </text:list-item>
        <text:list-item>
          <text:p text:style-name="P12"><text:span text:style-name="T5">Animal (</text:span><text:span text:style-name="T6">IDAnimal</text:span><text:span text:style-name="T7">; NombreTambo; FechaNacimiento; Denticion; IDPadre; IDMadre; FechaMuerte; Estado; Raza; Sexo</text:span><text:span text:style-name="T5">)</text:span></text:p>
        </text:list-item>
        <text:list-item>
          <text:p text:style-name="P14">Vaca (<text:span text:style-name="T3">IDAnimal</text:span><text:span text:style-name="T4">; EstadoVaca; CantidadPariciones; NumeroLote; FechaPrimerParicion)</text:span></text:p>
        </text:list-item>
        <text:list-item>
          <text:p text:style-name="P14">Toro (<text:span text:style-name="T3">IDAnimal</text:span>)</text:p>
        </text:list-item>
        <text:list-item>
          <text:p text:style-name="P12"><text:span text:style-name="T5">Cria (</text:span><text:span text:style-name="T6">IDAnimal</text:span><text:span text:style-name="T7">; EstadoCria; FechaIngresoCR; FechaSalidaCR</text:span><text:span text:style-name="T5">)</text:span></text:p>
        </text:list-item>
        <text:list-item>
          <text:p text:style-name="P12"><text:span text:style-name="T5">Estado de salud (</text:span><text:span text:style-name="T6">IDAnimal</text:span><text:span text:style-name="T5">; </text:span><text:span text:style-name="T6">FechaRevision</text:span><text:span text:style-name="T7">; EstadoSalud; Medicamentos; Enfermedad; ProxRevision</text:span><text:span text:style-name="T5">)</text:span></text:p>
        </text:list-item>
        <text:list-item>
          <text:p text:style-name="P12"><text:span text:style-name="T5">Lote(</text:span><text:span text:style-name="T6">NumeroLote</text:span><text:span text:style-name="T7">; TipoLote</text:span><text:span text:style-name="T5">)</text:span></text:p>
        </text:list-item>
        <text:list-item>
          <text:p text:style-name="P12"><text:span text:style-name="T5">Leche(</text:span><text:span text:style-name="T6">NumeroLote</text:span><text:span text:style-name="T7">; </text:span><text:span text:style-name="T6">Fecha</text:span><text:span text:style-name="T7">; </text:span><text:span text:style-name="T6">Hora</text:span><text:span text:style-name="T7">; </text:span><text:span text:style-name="T8">Litros; </text:span><text:span text:style-name="T7">GrasaButirosa; Proteinas; Lactosa; CélulasSomáticas</text:span><text:span text:style-name="T5">)</text:span></text:p>
        </text:list-item>
      </text:list>
      <text:p text:style-name="P8"/>
      <text:p text:style-name="P9">RNE</text:p>
      <text:list xml:id="list2552674841293921245" text:style-name="L2">
        <text:list-item>
          <text:p text:style-name="P15">Si Animal.Estado=Vivo no permitir ingresar fecha de muerte</text:p>
        </text:list-item>
        <text:list-item>
          <text:p text:style-name="P15">FechaNacimiento &lt;= Fecha de muerte</text:p>
        </text:list-item>
        <text:list-item>
          <text:p text:style-name="P15">IDAnimal debe ser distinto de su IDPadre</text:p>
        </text:list-item>
        <text:list-item>
          <text:p text:style-name="P15">FechaPrimeraParicion &gt; FechaNacimiento</text:p>
        </text:list-item>
        <text:list-item>
          <text:p text:style-name="P15">FechaIngresoCR &lt; FechaSalidaCR</text:p>
        </text:list-item>
        <text:list-item>
          <text:p text:style-name="P15">FechaDeNacimiento &lt; FechaIngresoCR</text:p>
        </text:list-item>
        <text:list-item>
          <text:p text:style-name="P15">IDPadre distinto a IDMadre</text:p>
        </text:list-item>
        <text:list-item>
          <text:p text:style-name="P15">IDPadre debe pertenecer a un toro</text:p>
        </text:list-item>
        <text:list-item>
          <text:p text:style-name="P15">IDMadre debe pertenecer a una vaca</text:p>
        </text:list-item>
        <text:list-item>
          <text:p text:style-name="P15">Si CantidadPariciones = 0; EstadoVaca=vaquillona; FechaPrimeraParicion=null</text:p>
        </text:list-item>
        <text:list-item>
          <text:p text:style-name="P15">EstadoCria debe ser igual a “campo de recria” para poder ingresar FechaIngresoCR y FechaSalidaCR</text:p>
        </text:list-item>
        <text:list-item>
          <text:p text:style-name="P15">Fecha y Hora de Leche no puede ser futura</text:p>
        </text:list-item>
        <text:list-item>
          <text:p text:style-name="P15">Si EstadoSalud = sano; Enfermedad=null</text:p>
        </text:list-item>
        <text:list-item>
          <text:p text:style-name="P15">ProxRevision&gt;FechaRevision</text:p>
        </text:list-item>
        <text:list-item>
          <text:p text:style-name="P15">Si Animal.Sexo=macho solo puede ser cria o toro</text:p>
        </text:list-item>
        <text:list-item>
          <text:p text:style-name="P15">Si Animal.Sexo=hembra solo puede ser cria o vaca</text:p>
        </text:list-item>
      </text:list>
      <text:p text:style-name="P8"/>
      <text:p text:style-name="P3"><text:soft-page-break/>Diccionario de datos</text:p>
      <text:p text:style-name="P8">Cooperativa</text:p>
      <text:p text:style-name="P8"><text:tab/>NombreCooperativa: Refiere al nombre de la cooperativa; Atributo de <text:tab/><text:tab/><text:tab/><text:tab/> <text:s/>tipo varchar</text:p>
      <text:p text:style-name="P8">Tambo</text:p>
      <text:p text:style-name="P8"><text:tab/>NombreTambo: Refiere al nombre del tambo; Atributo tipo varchar</text:p>
      <text:p text:style-name="P8"><text:tab/>NombreCooperativa: Atrivuto heredado de Cooperativa</text:p>
      <text:p text:style-name="P8"><text:tab/>Ubicacion: Refiere a la ubicacion geografica del tambo; Atributo tipo char</text:p>
      <text:p text:style-name="P8">Animal</text:p>
      <text:p text:style-name="P8"><text:tab/>IDAnimal: Refiere al numero de la carabana del ganado; Atributo char</text:p>
      <text:p text:style-name="P8"><text:tab/>NombreTambo: Atributo heredado de Tambo</text:p>
      <text:p text:style-name="P8"><text:tab/>FechaDeNacimiento: Fecha de nacimiento del animal; Atributo tipo Date </text:p>
      <text:p text:style-name="P8"><text:tab/>Denticion: Es la denticion del animal por la cual se puede saber su edad; <text:tab/><text:tab/> <text:s text:c="5"/>Atributo tipo char</text:p>
      <text:p text:style-name="P8"><text:tab/>IDPadre: Refiere al numero de carabana del toro padre; Atributo tipo <text:tab/><text:tab/> <text:s text:c="4"/>char</text:p>
      <text:p text:style-name="P8"><text:tab/>IDMadre:Refiere al numero de carabana de la vaca madre; Atributo tipo <text:tab/><text:tab/> <text:s text:c="4"/>char</text:p>
      <text:p text:style-name="P8"><text:tab/>FechaMuerte: Fecha de muerte del animal; Atributo tipo Date</text:p>
      <text:p text:style-name="P8"><text:tab/>Estado: Refiera a si el animal esta vivo o muerto; Atributo tipo char</text:p>
      <text:p text:style-name="P8"><text:tab/>Raza: Es la raza del animal; Atributo tipo char</text:p>
      <text:p text:style-name="P8"><text:tab/>Sexo: Indica si es macho o hembra; Atrivuto tipo char</text:p>
      <text:p text:style-name="P8">Vaca</text:p>
      <text:p text:style-name="P8"><text:tab/>IDAnimal: Atributo heredado de Animal</text:p>
      <text:p text:style-name="P8"><text:tab/>EstadoVaca: Refiere al estado de Pre-parto; seca; en servicio; en <text:tab/><text:tab/><text:tab/> <text:s text:c="10"/>espera; Atributo tipo char</text:p>
      <text:p text:style-name="P8"><text:tab/>CantidadPariciones: Refiere a la canridad de pariciones de la vaca; <text:tab/><text:tab/><text:tab/> <text:s text:c="11"/>Atributo tipo Int</text:p>
      <text:p text:style-name="P8"><text:tab/>NumeroLote: Atributo heredado de Lote</text:p>
      <text:p text:style-name="P8"><text:tab/>FechaPrimeraParicion: Es la fecha de la primera paricion del animal; <text:tab/><text:tab/><text:tab/><text:tab/> <text:s text:c="5"/>Atributo tipo Date</text:p>
      <text:p text:style-name="P8">Toro</text:p>
      <text:p text:style-name="P8"><text:tab/>IDAnimal: Atributo heredado de Animal</text:p>
      <text:p text:style-name="P8">Cria</text:p>
      <text:p text:style-name="P8"><text:tab/>IDAnimal: Atributo heredado de Animal</text:p>
      <text:p text:style-name="P8"><text:tab/>FechaIngresoCR: Refiere a la fecha en la que el animal fue enviado al <text:tab/><text:tab/><text:tab/> <text:s text:c="7"/>campo de recria; Atributo tipo Date</text:p>
      <text:p text:style-name="P8"><text:tab/>FechaSalidaCR:Refiere a la fecha en la que el animal volvio del campo <text:tab/><text:tab/><text:tab/> <text:s text:c="5"/>de recria; Atributo tipo Date</text:p>
      <text:p text:style-name="P8"><text:tab/>EstadoCria: Refiere el estado de la cria (Ternero en pie; En el campo de <text:tab/><text:tab/> <text:s text:c="9"/>recria); Atributo tipo char</text:p>
      <text:p text:style-name="P8">Estado de salud</text:p>
      <text:p text:style-name="P8"><text:soft-page-break/><text:tab/>IDAnimal: Atributo heredado de Animal</text:p>
      <text:p text:style-name="P8"><text:tab/>FechaRevision: Refiere a la fecha en la que el animal fue revisado; <text:tab/><text:tab/><text:tab/> <text:s text:c="4"/>Atributo tipo Date</text:p>
      <text:p text:style-name="P8"><text:tab/>EstadoSalud: Refiere al estado de salud (Sano; enfermo; bajo <text:tab/><text:tab/><text:tab/><text:tab/> observacion); Atributo tipo char</text:p>
      <text:p text:style-name="P8"><text:tab/>Medicamentos: Refiere a que medicamento esta tomando el animal;</text:p>
      <text:p text:style-name="P8"><text:tab/><text:tab/><text:tab/> <text:s text:c="4"/>Atributo tipo char</text:p>
      <text:p text:style-name="P8"><text:tab/>Enfermedad: Refiere a la enfermedad que tiene el animal;</text:p>
      <text:p text:style-name="P8"><text:tab/><text:tab/><text:tab/> Atributo tipo char</text:p>
      <text:p text:style-name="P8"><text:tab/>ProxRevision: Refiere a la fecha de la proxima revision;</text:p>
      <text:p text:style-name="P8"><text:tab/><text:tab/><text:tab/> <text:s/>Atributo tipo Date</text:p>
      <text:p text:style-name="P8">Lote</text:p>
      <text:p text:style-name="P8"><text:tab/>NumeroLote: Refiere al numero para identificar al lote; Atributo tipo Int</text:p>
      <text:p text:style-name="P8"><text:tab/>TipoLote: Refiere el tipo de lote (ordeñe; en observacionl; pre-parto); <text:tab/><text:tab/> <text:s text:c="4"/>Atributo tipo char</text:p>
      <text:p text:style-name="P8">Leche</text:p>
      <text:p text:style-name="P8"><text:tab/>NumeroLote: Atributo heredado de Lote</text:p>
      <text:p text:style-name="P8"><text:tab/>Fecha: Refiere a la fecha en la que fue hecho el ordeñe; Atributo tipo <text:tab/><text:tab/> <text:s/>Date</text:p>
      <text:p text:style-name="P8"><text:tab/>Hora: Refiere a la hora en la que fue hecho el ordeñe; Atriburo tipo <text:tab/> <text:s text:c="9"/>DateTime</text:p>
      <text:p text:style-name="P8"><text:tab/><text:span text:style-name="T9">Litros: Cantidad de litros ordeñados; Atributo tipo double<text:tab/></text:span></text:p>
      <text:p text:style-name="P8"><text:tab/>GrasaButirosa: Es un parametro que se mide en el analizis de la leche; <text:tab/><text:tab/><text:tab/> <text:s text:c="3"/>Atributo tipo double</text:p>
      <text:p text:style-name="P8"><text:tab/>Proteinas: Es un parametro que se mide en el analizis de la leche; <text:tab/><text:tab/> <text:s text:c="6"/>Atributo tipo double</text:p>
      <text:p text:style-name="P8"><text:tab/>Lactosa:Es un parametro que se mide en el analizis de la leche; Atributo <text:tab/><text:tab/> <text:s text:c="2"/>tipo double</text:p>
      <text:p text:style-name="P8"><text:tab/>CélulasSomáticas: Es un parametro que se mide en el analizis de la <text:tab/><text:tab/><text:tab/> <text:s text:c="9"/>leche; Atributo tipo double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/>
    </style:style>
    <style:style style:name="MT1" style:family="text">
      <style:text-properties style:font-name="Arial"/>
    </style:style>
    <style:style style:name="MT2" style:family="text">
      <style:text-properties style:font-name="Arial" fo:font-size="12pt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.499cm" fo:margin-left="3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199cm" style:dynamic-spacing="false"/>
      </style:header-style>
      <style:footer-style>
        <style:header-footer-properties fo:min-height="1.75cm" fo:margin-left="0cm" fo:margin-right="0cm" fo:margin-top="1.25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y="-1.157cm" svg:width="2.233cm" svg:height="2.577cm" draw:z-index="4"><draw:image xlink:href="Pictures/1000020100000082000000968D21B43B.png" xlink:type="simple" xlink:show="embed" xlink:actuate="onLoad"/></draw:frame>T.I.L.F.A. <text:s text:c="96"/>11/7/2016</text:p>
      </style:header>
      <style:footer>
        <text:p text:style-name="Footer"><text:span text:style-name="MT1">S.I.G.A.T.<text:tab/></text:span><text:span text:style-name="MT2">I.T.I<text:tab/>3°B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o </meta:initial-creator>
    <meta:creation-date>2016-06-29T20:44:38.65</meta:creation-date>
    <dc:date>2016-07-09T05:56:15.95</dc:date>
    <dc:creator>Franco </dc:creator>
    <meta:editing-duration>PT6H6M4S</meta:editing-duration>
    <meta:editing-cycles>10</meta:editing-cycles>
    <meta:generator>OpenOffice/4.1.1$Win32 OpenOffice.org_project/411m6$Build-9775</meta:generator>
    <meta:document-statistic meta:table-count="2" meta:image-count="2" meta:object-count="0" meta:page-count="5" meta:paragraph-count="113" meta:word-count="737" meta:character-count="5252"/>
  </office:meta>
</office:document-meta>
</file>